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1afd3" officeooo:paragraph-rsid="0011afd3"/>
    </style:style>
    <style:style style:name="P2" style:family="paragraph" style:parent-style-name="Standard">
      <style:text-properties style:text-underline-style="solid" style:text-underline-width="auto" style:text-underline-color="font-color" officeooo:rsid="0011afd3" officeooo:paragraph-rsid="0011afd3"/>
    </style:style>
    <style:style style:name="T1" style:family="text">
      <style:text-properties officeooo:rsid="0013651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uis BECK</text:p>
      <text:p text:style-name="P1">Valentin STARCZEWSKI</text:p>
      <text:p text:style-name="P1">Ahmed-yacine NEDJAR</text:p>
      <text:p text:style-name="P1"/>
      <text:p text:style-name="P1"><text:tab/><text:tab/><text:tab/><text:tab/><text:span text:style-name="T1">Fiche signalétique :</text:span></text:p>
      <text:p text:style-name="P2">Riot Games</text:p>
      <text:p text:style-name="P1"/>
      <text:p text:style-name="P1"><text:span text:style-name="T2">Statut juridique </text:span><text:span text:style-name="T3">: </text:span>Société à responsabilité limitée (SARL)</text:p>
      <text:p text:style-name="P1"><text:span text:style-name="T2">Champ d’action </text:span>: International</text:p>
      <text:p text:style-name="P1"><text:span text:style-name="T2">Finalité </text:span>: Lucratif </text:p>
      <text:p text:style-name="P1"><text:span text:style-name="T2">Missions </text:span>: Mobiliser les communautés (lol, valorant...)</text:p>
      <text:p text:style-name="P1"><text:span text:style-name="T2">Ressources </text:span>: + de 2500 salariés, <text:s/>36 serveurs</text:p>
      <text:p text:style-name="P1"><text:span text:style-name="T2">Problématiques </text:span>: <text:span text:style-name="T1">Réunir toutes les communautés de tous les types de je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0:44:59.073742616</meta:creation-date>
    <dc:date>2023-10-18T16:03:10.666514267</dc:date>
    <meta:editing-duration>PT41M20S</meta:editing-duration>
    <meta:editing-cycles>2</meta:editing-cycles>
    <meta:generator>LibreOffice/7.5.4.2$Linux_X86_64 LibreOffice_project/36ccfdc35048b057fd9854c757a8b67ec53977b6</meta:generator>
    <meta:document-statistic meta:table-count="0" meta:image-count="0" meta:object-count="0" meta:page-count="1" meta:paragraph-count="11" meta:word-count="53" meta:character-count="362" meta:non-whitespace-character-count="314"/>
  </office:meta>
</office:document-meta>
</file>